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" style:family="paragraph" style:parent-style-name="Table_20_Contents">
      <style:text-properties fo:color="#0000ff" style:font-name="Liberation Sans" fo:font-size="10.5pt" style:font-name-asian="Monospace" style:font-size-asian="10.5pt" style:font-name-complex="Monospace" style:font-size-complex="10.5pt"/>
    </style:style>
    <style:style style:name="P3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4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font-name-asian="Monospace" style:font-size-asian="10.5pt" style:font-name-complex="Monospace" style:font-size-complex="10.5pt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ff" style:font-name="Liberation Sans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16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808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2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P23" style:family="paragraph" style:parent-style-name="Table_20_Contents">
      <style:paragraph-properties fo:margin-left="0in" fo:margin-right="0in" fo:text-indent="0in" style:auto-text-indent="false" fo:break-before="pag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4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25" style:family="paragraph" style:parent-style-name="Standard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7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fo:color="#0000ff" style:font-name="Liberation Sans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28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9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0" style:family="paragraph" style:parent-style-name="Table_20_Contents" style:list-style-name="L1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1" style:family="paragraph" style:parent-style-name="Table_20_Contents"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2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33" style:family="paragraph" style:parent-style-name="Table_20_Contents" style:list-style-name="L3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34" style:family="paragraph" style:parent-style-name="Table_20_Contents">
      <style:text-properties fo:color="#0000ff" style:font-name="Liberation Sans" fo:font-size="12pt" style:text-underline-style="solid" style:text-underline-width="auto" style:text-underline-color="font-color" fo:font-weight="bold" style:font-name-asian="Monospace" style:font-size-asian="12pt" style:font-weight-asian="bold" style:font-name-complex="Monospace" style:font-size-complex="12pt" style:font-weight-complex="bold"/>
    </style:style>
    <style:style style:name="P3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7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P38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39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40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41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2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3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44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45" style:family="paragraph" style:parent-style-name="Table_20_Contents">
      <style:paragraph-properties fo:margin-left="0.4925in" fo:margin-right="0in" fo:text-indent="0in" style:auto-text-indent="false">
        <style:tab-stops>
          <style:tab-stop style:position="1.25in"/>
        </style:tab-stops>
      </style:paragraph-properties>
      <style:text-properties fo:color="#0000ff" style:font-name="Liberation Sans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46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47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48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P49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0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51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2" style:family="paragraph" style:parent-style-name="Standard" style:list-style-name="L2"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53" style:family="paragraph" style:parent-style-name="Standard" style:list-style-name="L2">
      <style:text-properties fo:color="#0000ff" style:font-name="Liberation Sans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P54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56" style:family="paragraph" style:parent-style-name="Standard" style:list-style-name="L2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solid" style:text-underline-width="auto" style:text-underline-color="font-color" fo:font-weight="bold" style:font-name-asian="Monospace" style:font-size-asian="9pt" style:font-weight-asian="bold" style:font-name-complex="Monospace" style:font-size-complex="9pt" style:font-weight-complex="bold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62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fo:color="#000080" style:font-name="Liberation Sans" fo:font-size="10.5pt" style:text-underline-style="solid" style:text-underline-width="auto" style:text-underline-color="font-color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3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4" style:family="paragraph" style:parent-style-name="Standard">
      <style:paragraph-properties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3" style:family="text">
      <style:text-properties fo:color="#0000ff" style:font-name="Liberation Sans" fo:font-size="10.5pt" style:font-name-asian="Monospace" style:font-size-asian="10.5pt" style:font-name-complex="Monospace" style:font-size-complex="10.5pt"/>
    </style:style>
    <style:style style:name="T4" style:family="text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5" style:family="text">
      <style:text-properties fo:color="#0000ff" style:font-name="Liberation Sans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0000ff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8" style:family="text">
      <style:text-properties fo:color="#0000ff" style:text-underline-style="none"/>
    </style:style>
    <style:style style:name="T9" style:family="text">
      <style:text-properties style:font-name="Liberation Sans" style:text-underline-style="none" fo:font-weight="normal" style:font-name-asian="Monospace" style:font-weight-asian="normal" style:font-name-complex="Monospace" style:font-weight-complex="normal"/>
    </style:style>
    <style:style style:name="T10" style:family="text">
      <style:text-properties style:font-name="Liberation Sans" style:text-underline-style="none" fo:font-weight="normal" style:font-weight-asian="normal" style:font-weight-complex="normal"/>
    </style:style>
    <style:style style:name="T11" style:family="text">
      <style:text-properties style:font-name="Liberation Sans" style:text-underline-style="none" fo:font-weight="bold" style:font-name-asian="Monospace" style:font-weight-asian="bold" style:font-name-complex="Monospace" style:font-weight-complex="bold"/>
    </style:style>
    <style:style style:name="T12" style:family="text">
      <style:text-properties style:font-name="Liberation Sans"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style:font-name-asian="Monospace" style:font-weight-asian="normal" style:font-name-complex="Monospace" style:font-weight-complex="normal"/>
    </style:style>
    <style:style style:name="T16" style:family="text">
      <style:text-properties style:text-underline-style="none" style:font-name-asian="Monospace" style:font-name-complex="Monospace"/>
    </style:style>
    <style:style style:name="T17" style:family="text">
      <style:text-properties style:text-underline-style="none" fo:font-weight="bold" style:font-name-asian="Monospace" style:font-weight-asian="bold" style:font-name-complex="Monospace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style:text-underline-style="none"/>
    </style:style>
    <style:style style:name="T21" style:family="text">
      <style:text-properties fo:color="#000000" style:text-underline-style="none" fo:font-weight="normal" style:font-weight-asian="normal" style:font-weight-complex="normal"/>
    </style:style>
    <style:style style:name="T22" style:family="text">
      <style:text-properties fo:color="#66000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808080"/>
    </style:style>
    <style:style style:name="T25" style:family="text">
      <style:text-properties fo:color="#808080" style:text-underline-style="none"/>
    </style:style>
    <style:style style:name="T26" style:family="text">
      <style:text-properties fo:color="#808080" style:text-underline-style="none" fo:font-weight="normal" style:font-weight-asian="normal" style:font-weight-complex="normal"/>
    </style:style>
    <style:style style:name="T27" style:family="text">
      <style:text-properties fo:color="#000080" style:font-name="Liberation Mono" fo:font-size="9pt" style:font-size-asian="9pt" style:font-size-complex="9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30" style:family="text">
      <style:text-properties fo:font-style="italic" style:text-underline-style="none" style:font-name-asian="Monospace" style:font-style-asian="italic" style:font-name-complex="Monospace" style:font-style-complex="italic"/>
    </style:style>
    <style:style style:name="T31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32" style:family="text">
      <style:text-properties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33" style:family="text">
      <style:text-properties fo:font-size="10.5pt" style:text-underline-style="none" style:font-size-asian="10.5pt" style:font-size-complex="10.5pt"/>
    </style:style>
    <style:style style:name="T3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fo:font-weight="bold" style:font-size-asian="10.5pt" style:font-weight-asian="bold" style:font-size-complex="10.5pt" style:font-weight-complex="bold"/>
    </style:style>
    <style:style style:name="T37" style:family="text">
      <style:text-properties fo:font-size="10pt" style:text-underline-style="none" style:font-size-asian="10pt" style:font-size-complex="10pt"/>
    </style:style>
    <style:style style:name="T38" style:family="text">
      <style:text-properties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39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1" style:family="text">
      <style:text-properties fo:font-size="10pt" style:text-underline-style="none" style:font-name-asian="Monospace" style:font-size-asian="10pt" style:font-name-complex="Monospace" style:font-size-complex="10pt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6" style:family="text">
      <style:text-properties fo:color="#ff0000"/>
    </style:style>
    <style:style style:name="T47" style:family="text">
      <style:text-properties fo:color="#008200"/>
    </style:style>
    <style:style style:name="T48" style:family="text">
      <style:text-properties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49" style:family="text">
      <style:text-properties style:font-name="Liberation Sans" fo:font-size="10.5pt" style:text-underline-style="none" style:font-name-asian="Monospace" style:font-size-asian="10.5pt" style:font-name-complex="Monospace" style:font-size-complex="10.5pt"/>
    </style:style>
    <style:style style:name="T50" style:family="text">
      <style:text-properties style:font-name="Liberation Sans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T51" style:family="text">
      <style:text-properties style:font-name="Liberation Sans" fo:font-size="10pt" style:text-underline-style="none" style:font-name-asian="Monospace" style:font-size-asian="10pt" style:font-name-complex="Monospace" style:font-size-complex="10pt"/>
    </style:style>
    <style:style style:name="T52" style:family="text">
      <style:text-properties style:font-name="Liberation Sans" style:text-underline-style="none" fo:font-weight="normal" style:font-name-asian="Monospace" style:font-weight-asian="normal" style:font-name-complex="Monospace" style:font-weight-complex="normal"/>
    </style:style>
    <style:style style:name="T53" style:family="text">
      <style:text-properties style:font-name="Liberation Sans" style:text-underline-style="none" style:font-name-asian="Monospace" style:font-name-complex="Monospace"/>
    </style:style>
    <style:style style:name="T54" style:family="text">
      <style:text-properties style:font-name="Liberation Sans" style:font-name-asian="Monospace" style:font-name-complex="Monospace"/>
    </style:style>
    <style:style style:name="T55" style:family="text">
      <style:text-properties fo:font-style="normal" style:text-underline-style="none" style:font-name-asian="Monospace" style:font-style-asian="normal" style:font-name-complex="Monospace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xtension Class</text:p>
      <text:p text:style-name="P25"/>
      <text:p text:style-name="P2"><text:span text:style-name="T28">The </text:span><text:span text:style-name="T42">Stack\Extension</text:span><text:span text:style-name="T12"> class is a general purpose class that extends the capabilities of the </text:span><text:span text:style-name="T42">Library\Stack</text:span><text:span text:style-name="T12"> class.</text:span></text:p>
      <text:p text:style-name="P3"/>
      <text:p text:style-name="P4">Design criteria and considerations</text:p>
      <text:p text:style-name="P1"/>
      <text:p text:style-name="P21">Among the design considerations for the <text:span text:style-name="T42">Stack\Extension</text:span> class are:</text:p>
      <text:p text:style-name="P1"/>
      <text:list xml:id="list789437552" text:style-name="L1">
        <text:list-item>
          <text:p text:style-name="P30">The class calls <text:span text:style-name="T42">PrintU\FormatArray</text:span> to implement the <text:span text:style-name="T42">__toString()</text:span> method;</text:p>
        </text:list-item>
        <text:list-item>
          <text:p text:style-name="P30">The class calls <text:span text:style-name="T42">Library\Stack\Exception</text:span> to notify the caller about an error situation;</text:p>
        </text:list-item>
        <text:list-item>
          <text:p text:style-name="P30">The class implements the<text:span text:style-name="T43"> </text:span><text:span text:style-name="T42">Countable</text:span>, <text:span text:style-name="T42">Iterator</text:span>, <text:span text:style-name="T42">ArrayAccess</text:span> and <text:span text:style-name="T42">Serializable</text:span> interfaces.</text:p>
        </text:list-item>
      </text:list>
      <text:p text:style-name="P1"/>
      <text:p text:style-name="P34">Coding</text:p>
      <text:p text:style-name="P1"/>
      <text:p text:style-name="P4">Class Properties</text:p>
      <text:p text:style-name="P31"><text:span text:style-name="T14"/></text:p>
      <text:p text:style-name="P1">The <text:span text:style-name="T42">Stack\Extension</text:span> class contains the following properties:</text:p>
      <text:p text:style-name="P1"/>
      <text:p text:style-name="P6">.<text:span text:style-name="T45">$readOnly</text:span></text:p>
      <text:p text:style-name="P9"/>
      <text:p text:style-name="P5">A boolean variable which allows controlling the read-write status of the stack instance..</text:p>
      <text:p text:style-name="P9"/>
      <text:p text:style-name="P47">Inherited Properties</text:p>
      <text:p text:style-name="P47"><text:span text:style-name="T31"/></text:p>
      <text:p text:style-name="P49">The <text:span text:style-name="T42">Stack\Extension Class</text:span> extends the <text:span text:style-name="T42">Stack class</text:span>, exposing the following properties of the parent class:</text:p>
      <text:p text:style-name="P22"/>
      <text:p text:style-name="P8">$stack</text:p>
      <text:p text:style-name="P8"/>
      <text:p text:style-name="P5">An array containing the stack elements.</text:p>
      <text:p text:style-name="P22"/>
      <text:p text:style-name="P8">$iteratorMode</text:p>
      <text:p text:style-name="P5"/>
      <text:p text:style-name="P7"><text:span text:style-name="T14">An integer containing one of</text:span><text:span text:style-name="T10"> </text:span><text:span text:style-name="T11">SplDoublyLinkedList::IT_MODE_KEEP</text:span><text:span text:style-name="T9"> or </text:span><text:span text:style-name="T11">SplDoublyLinkedList::IT_MODE_DELETE</text:span><text:span text:style-name="T9">.</text:span></text:p>
      <text:p text:style-name="P1"/>
      <text:p text:style-name="P4">Class Methods</text:p>
      <text:p text:style-name="P4"><text:span text:style-name="T14"/></text:p>
      <text:p text:style-name="Table_20_Contents"><text:span text:style-name="T2">The </text:span><text:span text:style-name="T5">Stack\Extension</text:span><text:span text:style-name="T2"> class contains the following methods:</text:span></text:p>
      <text:p text:style-name="P1"/>
      <text:p text:style-name="P8">__construct</text:p>
      <text:p text:style-name="P5"/>
      <text:p text:style-name="P5">The class constructor.</text:p>
      <text:p text:style-name="P5"/>
      <text:p text:style-name="P11">/**</text:p>
      <text:p text:style-name="P19"><text:tab/> * __construct</text:p>
      <text:p text:style-name="P19"><text:tab/> *</text:p>
      <text:p text:style-name="P19"><text:tab/> * Class constructor.</text:p>
      <text:p text:style-name="P20"><text:tab/><text:span text:style-name="T27"> * @param array $stack = (optional) array to initialize the stack with</text:span></text:p>
      <text:p text:style-name="P19"><text:tab/> */</text:p>
      <text:p text:style-name="P19"><text:tab/>public function __construct($stack=null)</text:p>
      <text:p text:style-name="P19"><text:tab/>{</text:p>
      <text:p text:style-name="P19"><text:tab/><text:tab/>parent::__construct();</text:p>
      <text:p text:style-name="P19"><text:tab/><text:tab/>if (($stack !== null) &amp;&amp; is_array($stack))</text:p>
      <text:p text:style-name="P19"><text:tab/><text:tab/>{</text:p>
      <text:p text:style-name="P19"><text:tab/><text:tab/><text:tab/>$this-&gt;stack = $stack;</text:p>
      <text:p text:style-name="P19"><text:soft-page-break/><text:tab/><text:tab/>}</text:p>
      <text:p text:style-name="P19"/>
      <text:p text:style-name="P19"><text:tab/><text:tab/>$this-&gt;readOnly = false;</text:p>
      <text:p text:style-name="P19"><text:tab/>}</text:p>
      <text:p text:style-name="P14"/>
      <text:p text:style-name="P14"/>
      <text:p text:style-name="P14">The <text:span text:style-name="T42">__construct</text:span> class expects a single, optional parameter:</text:p>
      <text:p text:style-name="P14"/>
      <text:p text:style-name="P27">$stack<text:span text:style-name="T34"><text:tab/><text:tab/>An array containing an (optional) initialization array.</text:span></text:p>
      <text:p text:style-name="P28"/>
      <text:p text:style-name="P15"><text:span text:style-name="T34">The parent's </text:span>__construct<text:span text:style-name="T34"> method is called to allow the</text:span> Library\Stack<text:span text:style-name="T34"> class to perform it's initialization.</text:span></text:p>
      <text:p text:style-name="P14"/>
      <text:p text:style-name="P15"><text:span text:style-name="T34">If the </text:span>$stack<text:span text:style-name="T34"> parameter is not null and is an array, the contents are copied to the </text:span>$stack<text:span text:style-name="T34"> array class variable.</text:span></text:p>
      <text:p text:style-name="P14"/>
      <text:p text:style-name="P15"><text:span text:style-name="T34">Finally, the </text:span>$readOnly<text:span text:style-name="T34"> boolean class variable is set to false, allowing the stack to be written to.</text:span></text:p>
      <text:p text:style-name="P14"/>
      <text:p text:style-name="P14"/>
      <text:p text:style-name="P13">__destruct</text:p>
      <text:p text:style-name="P14"/>
      <text:p text:style-name="P14">The class destructor.</text:p>
      <text:p text:style-name="P14"/>
      <text:p text:style-name="P12">/**</text:p>
      <text:p text:style-name="P19"><text:tab/> * __destruct</text:p>
      <text:p text:style-name="P19"><text:tab/> *</text:p>
      <text:p text:style-name="P19"><text:tab/> * Class destructor</text:p>
      <text:p text:style-name="P19"><text:tab/> */</text:p>
      <text:p text:style-name="P19"><text:tab/>public function __destruct()</text:p>
      <text:p text:style-name="P19"><text:tab/>{</text:p>
      <text:p text:style-name="P19"><text:tab/><text:tab/>parent::__destruct();</text:p>
      <text:p text:style-name="P19"><text:tab/>}</text:p>
      <text:p text:style-name="P14"/>
      <text:p text:style-name="P13"><text:span text:style-name="T31">The </text:span><text:span text:style-name="T37">__destruct</text:span><text:span text:style-name="T31"> method calls the parent's </text:span><text:span text:style-name="T43">__destruct</text:span><text:span text:style-name="T31">, in case any clean up of the parent class is required prior to exiting.</text:span></text:p>
      <text:p text:style-name="P14"/>
      <text:p text:style-name="P14"/>
      <text:p text:style-name="P8">offsetSet</text:p>
      <text:p text:style-name="P5"/>
      <text:p text:style-name="P8"><text:span text:style-name="T31">The </text:span><text:span text:style-name="T37">offsetSet</text:span><text:span text:style-name="T31"> method checks the </text:span><text:span text:style-name="T37">$readOnly</text:span><text:span text:style-name="T31"> status of the stack prior to calling the parent's </text:span><text:span text:style-name="T37">offsetSet</text:span><text:span text:style-name="T31"> method.</text:span></text:p>
      <text:p text:style-name="P5"/>
      <text:p text:style-name="P11">/**</text:p>
      <text:p text:style-name="P19"><text:tab/> * offsetSet</text:p>
      <text:p text:style-name="P19"><text:tab/> *</text:p>
      <text:p text:style-name="P19"><text:tab/> * Set the stack at $offset to $value. </text:p>
      <text:p text:style-name="P10"><text:s/>* if $offset is null, set next stack entry to $value</text:p>
      <text:p text:style-name="P19"><text:tab/> * @param integer $offset = offset to stack location to set</text:p>
      <text:p text:style-name="P19"><text:tab/> * @param mixed $value = value to set stack at $offset to</text:p>
      <text:p text:style-name="P19"><text:tab/> * @throws \Library\Stack\Exception</text:p>
      <text:p text:style-name="P19"><text:tab/> */</text:p>
      <text:p text:style-name="P19"><text:tab/>public function offsetSet($offset, $value)</text:p>
      <text:p text:style-name="P19"><text:tab/>{</text:p>
      <text:p text:style-name="P19"><text:tab/><text:tab/>$this-&gt;isReadWrite();</text:p>
      <text:p text:style-name="P19"><text:tab/><text:tab/>parent::offsetSet($offset, $value);</text:p>
      <text:p text:style-name="P19"><text:tab/>}</text:p>
      <text:p text:style-name="P5"/>
      <text:p text:style-name="P8"><text:span text:style-name="T31">Calls the </text:span><text:span text:style-name="T37">isReadWrite</text:span><text:span text:style-name="T31"> method to see if the the stack is writable – a </text:span><text:span text:style-name="T37">Stack\Exception</text:span><text:span text:style-name="T31"> is thrown if the stack is read-only.</text:span></text:p>
      <text:p text:style-name="P5"/>
      <text:p text:style-name="P8"><text:soft-page-break/><text:span text:style-name="T31">If the stack is read-write, the parent's </text:span><text:span text:style-name="T37">offsetSet </text:span><text:span text:style-name="T31">method is called, passing the </text:span><text:span text:style-name="T37">$offset</text:span><text:span text:style-name="T31"> and </text:span><text:span text:style-name="T37">$value</text:span><text:span text:style-name="T31"> parameters.</text:span></text:p>
      <text:p text:style-name="P5"/>
      <text:p text:style-name="P8"><text:span text:style-name="T31">Refer to the description of the </text:span><text:span text:style-name="T37">Stack::offsetSet</text:span><text:span text:style-name="T31"> method in the </text:span><text:span text:style-name="T33">Stack Class</text:span><text:span text:style-name="T31"> documentation.</text:span></text:p>
      <text:p text:style-name="P5"/>
      <text:p text:style-name="P8">offsetUnset</text:p>
      <text:p text:style-name="P5"/>
      <text:p text:style-name="P5"/>
      <text:p text:style-name="P8"><text:span text:style-name="T31">The </text:span><text:span text:style-name="T37">offsetUnset</text:span><text:span text:style-name="T31"> method checks the</text:span><text:span text:style-name="T37"> $readOnly</text:span><text:span text:style-name="T31"> status of the stack prior to calling the parent's </text:span><text:span text:style-name="T37">offsetUnset</text:span><text:span text:style-name="T31"> method.</text:span></text:p>
      <text:p text:style-name="P5"/>
      <text:p text:style-name="P11">/**</text:p>
      <text:p text:style-name="P19"><text:tab/> * offsetUnset</text:p>
      <text:p text:style-name="P19"><text:tab/> *</text:p>
      <text:p text:style-name="P19"><text:tab/> * Unset the entry at stack location $offset</text:p>
      <text:p text:style-name="P19"><text:tab/> * @param integer $offset = location to unset</text:p>
      <text:p text:style-name="P19"><text:tab/> * @throws \Library\Stack\Exception</text:p>
      <text:p text:style-name="P19"><text:tab/> */</text:p>
      <text:p text:style-name="P19"><text:tab/>public function offsetUnset($offset)</text:p>
      <text:p text:style-name="P19"><text:tab/>{</text:p>
      <text:p text:style-name="P19"><text:tab/><text:tab/>$this-&gt;isReadWrite();</text:p>
      <text:p text:style-name="P19"><text:tab/><text:tab/>parent::offsetUnset($offset);</text:p>
      <text:p text:style-name="P19"><text:tab/>}</text:p>
      <text:p text:style-name="P5"/>
      <text:p text:style-name="P5"/>
      <text:p text:style-name="P8"><text:span text:style-name="T31">Calls the </text:span><text:span text:style-name="T37">isReadWrite</text:span><text:span text:style-name="T31"> method to see if the the stack is writable – a </text:span><text:span text:style-name="T37">Stack\Exception</text:span><text:span text:style-name="T31"> is thrown if the stack is read-only.</text:span></text:p>
      <text:p text:style-name="P5"/>
      <text:p text:style-name="P8"><text:span text:style-name="T31">If the stack is read-write, the parent's </text:span><text:span text:style-name="T37">offsetUnset </text:span><text:span text:style-name="T31">method is called, passing the </text:span><text:span text:style-name="T37">$offset</text:span><text:span text:style-name="T31"> parameter.</text:span></text:p>
      <text:p text:style-name="P5"/>
      <text:p text:style-name="P8"><text:span text:style-name="T31">Refer to the description of the </text:span><text:span text:style-name="T37">Stack::offsetUnset </text:span><text:span text:style-name="T31">method in the </text:span><text:span text:style-name="T33">Stack Class</text:span><text:span text:style-name="T31"> documentation.</text:span></text:p>
      <text:p text:style-name="P5"/>
      <text:p text:style-name="P5"/>
      <text:p text:style-name="P8">pop</text:p>
      <text:p text:style-name="P5"/>
      <text:p text:style-name="P8"><text:span text:style-name="T31">The </text:span><text:span text:style-name="T37">pop</text:span><text:span text:style-name="T31"> method checks the</text:span><text:span text:style-name="T40"> </text:span><text:span text:style-name="T37">$readOnly</text:span><text:span text:style-name="T31"> status of the stack prior to calling the parent's </text:span><text:span text:style-name="T37">pop</text:span><text:span text:style-name="T31"> method.</text:span></text:p>
      <text:p text:style-name="P5"/>
      <text:p text:style-name="P11">/**</text:p>
      <text:p text:style-name="P19"><text:tab/> * pop</text:p>
      <text:p text:style-name="P19"><text:tab/> *</text:p>
      <text:p text:style-name="P19"><text:tab/> * extracts the last value in the array, decreases the array size by one </text:p>
      <text:p text:style-name="P10"><text:s/>* <text:s text:c="9"/>and returns the element value</text:p>
      <text:p text:style-name="P19"><text:tab/> * @return mixed $element = the value extracted from the array</text:p>
      <text:p text:style-name="P19"><text:tab/> * @throws \Library\Stack\Exception</text:p>
      <text:p text:style-name="P19"><text:tab/> */</text:p>
      <text:p text:style-name="P19"><text:tab/>public function pop()</text:p>
      <text:p text:style-name="P19"><text:tab/>{</text:p>
      <text:p text:style-name="P19"><text:tab/><text:tab/>$this-&gt;isReadWrite();</text:p>
      <text:p text:style-name="P19"><text:tab/><text:tab/>return parent::pop();</text:p>
      <text:p text:style-name="P19"><text:tab/>}</text:p>
      <text:p text:style-name="P5"/>
      <text:p text:style-name="P8"><text:span text:style-name="T31">Calls the </text:span><text:span text:style-name="T37">isReadWrite</text:span><text:span text:style-name="T31"> method to see if the the stack is writable – a </text:span><text:span text:style-name="T37">Stack\Exception</text:span><text:span text:style-name="T31"> is thrown if the stack is read-only.</text:span></text:p>
      <text:p text:style-name="P5"/>
      <text:p text:style-name="P8"><text:span text:style-name="T31">If the stack is read-write, the parent's </text:span><text:span text:style-name="T37">pop </text:span><text:span text:style-name="T31">method is called.</text:span></text:p>
      <text:p text:style-name="P5"/>
      <text:p text:style-name="P8"><text:span text:style-name="T31">Refer to the description of the </text:span><text:span text:style-name="T37">Stack::pop </text:span><text:span text:style-name="T31">method in the </text:span><text:span text:style-name="T33">Stack Class</text:span><text:span text:style-name="T31"> documentation.</text:span></text:p>
      <text:p text:style-name="P5"/>
      <text:p text:style-name="P5"/>
      <text:p text:style-name="P16">push</text:p>
      <text:p text:style-name="P5"/>
      <text:p text:style-name="P8"><text:span text:style-name="T31">The </text:span><text:span text:style-name="T37">push</text:span><text:span text:style-name="T31"> method checks the</text:span><text:span text:style-name="T40"> </text:span><text:span text:style-name="T37">$readOnly</text:span><text:span text:style-name="T31"> status of the stack prior to calling the parent's </text:span><text:span text:style-name="T37">push</text:span><text:span text:style-name="T31"> method.</text:span></text:p>
      <text:p text:style-name="P5"/>
      <text:p text:style-name="P8"><text:span text:style-name="T31">It also behaves like the classic </text:span><text:span text:style-name="T37">array_push</text:span><text:span text:style-name="T31"> function, allowing more than a single value to be pushed onto the stack at the same time.</text:span></text:p>
      <text:p text:style-name="P5"/>
      <text:p text:style-name="P11">/**</text:p>
      <text:p text:style-name="P19"><text:tab/> * push</text:p>
      <text:p text:style-name="P19"><text:tab/> *</text:p>
      <text:p text:style-name="P19"><text:tab/> * push a new item onto the top (end) of the stack</text:p>
      <text:p text:style-name="P19"><text:tab/> * @param mixed $value = value to store on the stack</text:p>
      <text:p text:style-name="P19"><text:tab/> * @return mixed $value = value on the top of the stack</text:p>
      <text:p text:style-name="P19"><text:tab/> * @throws \Library\Stack\Exception</text:p>
      <text:p text:style-name="P19"><text:tab/> */</text:p>
      <text:p text:style-name="P19"><text:tab/>public function push($value)</text:p>
      <text:p text:style-name="P19"><text:tab/>{</text:p>
      <text:p text:style-name="P19"><text:tab/><text:tab/>$this-&gt;isReadWrite();</text:p>
      <text:p text:style-name="P19"><text:tab/><text:tab/></text:p>
      <text:p text:style-name="P19"><text:tab/><text:tab/>$stackTop = parent::push($value);</text:p>
      <text:p text:style-name="P19"><text:tab/><text:tab/>if (func_num_args() &gt; 1)</text:p>
      <text:p text:style-name="P19"><text:tab/><text:tab/>{</text:p>
      <text:p text:style-name="P19"><text:tab/><text:tab/><text:tab/>$arguments = func_get_args();</text:p>
      <text:p text:style-name="P19"><text:tab/><text:tab/><text:tab/>array_shift($arguments);</text:p>
      <text:p text:style-name="P19"/>
      <text:p text:style-name="P19"><text:tab/><text:tab/><text:tab/>foreach($arguments as $argument)</text:p>
      <text:p text:style-name="P19"><text:tab/><text:tab/><text:tab/>{</text:p>
      <text:p text:style-name="P19"><text:tab/><text:tab/><text:tab/><text:tab/>$stackTop = array_push($this-&gt;stack, $argument);</text:p>
      <text:p text:style-name="P19"><text:tab/><text:tab/><text:tab/>}</text:p>
      <text:p text:style-name="P19"><text:tab/><text:tab/>}</text:p>
      <text:p text:style-name="P19"/>
      <text:p text:style-name="P19"><text:tab/><text:tab/>return $stackTop;</text:p>
      <text:p text:style-name="P19"><text:tab/>}</text:p>
      <text:p text:style-name="P5"/>
      <text:p text:style-name="P8"><text:span text:style-name="T31">Calls the </text:span><text:span text:style-name="T37">isReadWrite</text:span><text:span text:style-name="T31"> method to see if the the stack is writable – a </text:span><text:span text:style-name="T37">Stack\Exception</text:span><text:span text:style-name="T31"> is thrown if the stack is read-only.</text:span></text:p>
      <text:p text:style-name="P5"/>
      <text:p text:style-name="P8"><text:span text:style-name="T31">If the stack is read-write, the parent's </text:span><text:span text:style-name="T37">push </text:span><text:span text:style-name="T31">method is called.</text:span></text:p>
      <text:p text:style-name="P5"/>
      <text:p text:style-name="P5">The <text:span text:style-name="T42">push</text:span> method implements a multi-value push. <text:s/>Although it is much slower than the built-in <text:span text:style-name="T44">array_push</text:span> array function, it produces the same result using the extended <text:span text:style-name="T42">Library\Stack</text:span> class.</text:p>
      <text:p text:style-name="P5"/>
      <text:p text:style-name="P8"><text:span text:style-name="T31">Refer to the description of the </text:span><text:span text:style-name="T37">Stack::push </text:span><text:span text:style-name="T31">method in the </text:span><text:span text:style-name="T33">Stack Class</text:span><text:span text:style-name="T31"> documentation.</text:span></text:p>
      <text:p text:style-name="P5"/>
      <text:p text:style-name="P5"/>
      <text:p text:style-name="P8">shift</text:p>
      <text:p text:style-name="P8"><text:span text:style-name="T31"/></text:p>
      <text:p text:style-name="P8"><text:span text:style-name="T31">The </text:span><text:span text:style-name="T37">shift</text:span><text:span text:style-name="T31"> method checks the</text:span><text:span text:style-name="T40"> </text:span><text:span text:style-name="T37">$readOnly</text:span><text:span text:style-name="T31"> status of the stack prior to calling the parent's </text:span><text:span text:style-name="T37">shift</text:span><text:span text:style-name="T31"> method.</text:span></text:p>
      <text:p text:style-name="P59"><text:span text:style-name="T4"/></text:p>
      <text:p text:style-name="P59"><text:span text:style-name="T13">/**</text:span></text:p>
      <text:p text:style-name="P57"><text:tab/> * shift</text:p>
      <text:p text:style-name="P57"><text:tab/> *</text:p>
      <text:p text:style-name="P57"><text:tab/> * remove a value from the beginning of the stack</text:p>
      <text:p text:style-name="P57"><text:tab/> * @return mixed $value = value shifted off the stack</text:p>
      <text:p text:style-name="P57"><text:tab/> * @throws \Library\Stack\Exception</text:p>
      <text:p text:style-name="P57"><text:tab/> */</text:p>
      <text:p text:style-name="P57"><text:tab/>public function shift()</text:p>
      <text:p text:style-name="P57"><text:tab/>{</text:p>
      <text:p text:style-name="P57"><text:tab/><text:tab/>$this-&gt;isReadWrite();</text:p>
      <text:p text:style-name="P57"><text:tab/><text:tab/>return parent::shift();</text:p>
      <text:p text:style-name="P57"><text:soft-page-break/><text:tab/>}</text:p>
      <text:p text:style-name="P8"><text:span text:style-name="T31"/></text:p>
      <text:p text:style-name="P8"><text:span text:style-name="T31">Calls the </text:span><text:span text:style-name="T37">isReadWrite</text:span><text:span text:style-name="T31"> method to see if the the stack is writable – a </text:span><text:span text:style-name="T37">Stack\Exception</text:span><text:span text:style-name="T31"> is thrown if the stack is read-only.</text:span></text:p>
      <text:p text:style-name="P5"/>
      <text:p text:style-name="P8"><text:span text:style-name="T31">If the stack is read-write, the parent's </text:span><text:span text:style-name="T37">shift </text:span><text:span text:style-name="T31">method is called and the result is returned..</text:span></text:p>
      <text:p text:style-name="P5"/>
      <text:p text:style-name="P8"><text:span text:style-name="T31">Refer to the description of the </text:span><text:span text:style-name="T37">Stack::shift </text:span><text:span text:style-name="T31">method in the </text:span><text:span text:style-name="T33">Stack Class</text:span><text:span text:style-name="T31"> documentation.</text:span></text:p>
      <text:p text:style-name="P5"><text:span text:style-name="T31"/></text:p>
      <text:p text:style-name="P8">unshift</text:p>
      <text:p text:style-name="P8"><text:span text:style-name="T31"/></text:p>
      <text:p text:style-name="P8"><text:span text:style-name="T31">The </text:span><text:span text:style-name="T37">unshift</text:span><text:span text:style-name="T31"> method checks the</text:span><text:span text:style-name="T40"> </text:span><text:span text:style-name="T37">$readOnly</text:span><text:span text:style-name="T31"> status of the stack prior to calling the parent's </text:span><text:span text:style-name="T37">unshift</text:span><text:span text:style-name="T31"> method.</text:span></text:p>
      <text:p text:style-name="P59"><text:span text:style-name="T4"/></text:p>
      <text:p text:style-name="P59"><text:span text:style-name="T13">/**</text:span></text:p>
      <text:p text:style-name="P57"><text:tab/> * unshift</text:p>
      <text:p text:style-name="P57"><text:tab/> *</text:p>
      <text:p text:style-name="P57"><text:tab/> * add a value to the beginning of the stack</text:p>
      <text:p text:style-name="P57"><text:tab/> * @param mixed $value = value to shift onto the stack</text:p>
      <text:p text:style-name="P57"><text:tab/> * @throws \Library\Stack\Exception</text:p>
      <text:p text:style-name="P57"><text:tab/> */</text:p>
      <text:p text:style-name="P57"><text:tab/>public function unshift($value)</text:p>
      <text:p text:style-name="P57"><text:tab/>{</text:p>
      <text:p text:style-name="P57"><text:tab/><text:tab/>$this-&gt;isReadWrite();</text:p>
      <text:p text:style-name="P57"><text:tab/><text:tab/>parent::unshift($value);</text:p>
      <text:p text:style-name="P57"><text:tab/>}</text:p>
      <text:p text:style-name="P8"><text:span text:style-name="T31"/></text:p>
      <text:p text:style-name="P8"><text:span text:style-name="T31">Calls the </text:span><text:span text:style-name="T37">isReadWrite</text:span><text:span text:style-name="T31"> method to see if the the stack is writable – a </text:span><text:span text:style-name="T37">Stack\Exception</text:span><text:span text:style-name="T31"> is thrown if the stack is read-only.</text:span></text:p>
      <text:p text:style-name="P5"/>
      <text:p text:style-name="P8"><text:span text:style-name="T31">If the stack is read-write, the parent's </text:span><text:span text:style-name="T37">unshift </text:span><text:span text:style-name="T31">method is called, passing it the </text:span><text:span text:style-name="T37">$value</text:span><text:span text:style-name="T31">.</text:span></text:p>
      <text:p text:style-name="P5"/>
      <text:p text:style-name="P8"><text:span text:style-name="T31">Refer to the description of the </text:span><text:span text:style-name="T37">Stack::unshift </text:span><text:span text:style-name="T31">method in the </text:span><text:span text:style-name="T33">Stack Class</text:span><text:span text:style-name="T31"> documentation.</text:span></text:p>
      <text:p text:style-name="P8"><text:span text:style-name="T31"/></text:p>
      <text:p text:style-name="P8"><text:span text:style-name="T31"/></text:p>
      <text:p text:style-name="P8">removeKey</text:p>
      <text:p text:style-name="P8"><text:span text:style-name="T31"/></text:p>
      <text:p text:style-name="P40"><text:span text:style-name="T14">Remove (unset) the requested stack key.</text:span></text:p>
      <text:p text:style-name="P40"><text:span text:style-name="T14"/></text:p>
      <text:p text:style-name="P59"><text:span text:style-name="T13">/**</text:span></text:p>
      <text:p text:style-name="P57"><text:tab/> * removeKey</text:p>
      <text:p text:style-name="P57"><text:tab/> *</text:p>
      <text:p text:style-name="P57"><text:tab/> * remove (unset) the requested stack key</text:p>
      <text:p text:style-name="P57"><text:tab/> * @param mixed $key = key to unset</text:p>
      <text:p text:style-name="P57"><text:tab/> * @return null</text:p>
      <text:p text:style-name="P57"><text:tab/> * @throws \Library\Stack\Exception</text:p>
      <text:p text:style-name="P57"><text:tab/> */</text:p>
      <text:p text:style-name="P57"><text:tab/>public function removeKey($key)</text:p>
      <text:p text:style-name="P57"><text:tab/>{</text:p>
      <text:p text:style-name="P57"><text:tab/><text:tab/>if (! array_key_exists($key, $this-&gt;stack))</text:p>
      <text:p text:style-name="P57"><text:tab/><text:tab/>{</text:p>
      <text:p text:style-name="P57"><text:tab/><text:tab/><text:tab/>$this-&gt;throwException('UnknownStackElement');</text:p>
      <text:p text:style-name="P57"><text:tab/><text:tab/>}</text:p>
      <text:p text:style-name="P57"/>
      <text:p text:style-name="P57"><text:tab/><text:tab/>$this-&gt;offsetUnset[$key]);</text:p>
      <text:p text:style-name="P57"><text:tab/>}</text:p>
      <text:p text:style-name="P40"><text:span text:style-name="T14"/></text:p>
      <text:p text:style-name="P40"><text:span text:style-name="T14">If the requested </text:span><text:span text:style-name="T37">$key</text:span><text:span text:style-name="T14"> does not exist, a </text:span><text:span text:style-name="T37">Stack\Exception</text:span><text:span text:style-name="T14"> is thrown. <text:s/>Otherwise, the </text:span><text:span text:style-name="T37">$key</text:span><text:span text:style-name="T14"> is passed to </text:span><text:span text:style-name="T37">offsetUnset</text:span><text:span text:style-name="T14"> to be deleted.</text:span></text:p>
      <text:p text:style-name="P5"><text:span text:style-name="T31"/></text:p>
      <text:p text:style-name="P16">topIndex</text:p>
      <text:p text:style-name="P8"><text:span text:style-name="T31"/></text:p>
      <text:p text:style-name="P40"><text:span text:style-name="T14">Return the top of stack index, throws exception if the stack is empty.</text:span></text:p>
      <text:p text:style-name="P40"><text:span text:style-name="T14"/></text:p>
      <text:p text:style-name="P59"><text:span text:style-name="T13">/**</text:span></text:p>
      <text:p text:style-name="P57"><text:tab/> * topIndex</text:p>
      <text:p text:style-name="P57"><text:tab/> *</text:p>
      <text:p text:style-name="P57"><text:tab/> * return the top of stack index, throws exception if the stack is empty</text:p>
      <text:p text:style-name="P57"><text:tab/> * @return integer $topIndex = top of the stack index</text:p>
      <text:p text:style-name="P57"><text:tab/> * @throws \Library\Stack\Exception</text:p>
      <text:p text:style-name="P57"><text:tab/> */</text:p>
      <text:p text:style-name="P57"><text:tab/>public function topIndex()</text:p>
      <text:p text:style-name="P57"><text:tab/>{</text:p>
      <text:p text:style-name="P57"><text:tab/><text:tab/>$this-&gt;top();</text:p>
      <text:p text:style-name="P57"><text:tab/><text:tab/>return $this-&gt;key();</text:p>
      <text:p text:style-name="P57"><text:tab/>}</text:p>
      <text:p text:style-name="P40"><text:span text:style-name="T14"/></text:p>
      <text:p text:style-name="P40"><text:span text:style-name="T14">First, the </text:span><text:span text:style-name="T37">top</text:span><text:span text:style-name="T14"> method is called to move the internal array pointer to the top item, then the current </text:span><text:span text:style-name="T37">key</text:span><text:span text:style-name="T14"> is returned.</text:span></text:p>
      <text:p text:style-name="P40"><text:span text:style-name="T14"/></text:p>
      <text:p text:style-name="P8"><text:span text:style-name="T31">Refer to the description of the </text:span><text:span text:style-name="T37">Stack::top </text:span><text:span text:style-name="T31">and </text:span><text:span text:style-name="T37">Stack::key</text:span><text:span text:style-name="T31"> methods in the </text:span><text:span text:style-name="T33">Stack Class</text:span><text:span text:style-name="T31"> documentation.</text:span></text:p>
      <text:p text:style-name="P8"><text:span text:style-name="T31"/></text:p>
      <text:p text:style-name="P8"><text:span text:style-name="T31"/></text:p>
      <text:p text:style-name="P8">clear</text:p>
      <text:p text:style-name="P8"><text:span text:style-name="T31"/></text:p>
      <text:p text:style-name="P36"><text:span text:style-name="T13">Clear (unset) the stack.</text:span></text:p>
      <text:p text:style-name="P36"><text:span text:style-name="T13"/></text:p>
      <text:p text:style-name="P59"><text:span text:style-name="T13">/**</text:span></text:p>
      <text:p text:style-name="P57"><text:tab/> * clear</text:p>
      <text:p text:style-name="P57"><text:tab/> *</text:p>
      <text:p text:style-name="P57"><text:tab/> * clear (unset) the stack</text:p>
      <text:p text:style-name="P57"><text:tab/> *</text:p>
      <text:p text:style-name="P57"><text:tab/> * @throws \Library\Stack\Exception</text:p>
      <text:p text:style-name="P57"><text:tab/> */</text:p>
      <text:p text:style-name="P57"><text:tab/>public function clear()</text:p>
      <text:p text:style-name="P57"><text:tab/>{</text:p>
      <text:p text:style-name="P57"><text:tab/><text:tab/>$this-&gt;isReadWrite();</text:p>
      <text:p text:style-name="P57"><text:tab/><text:tab/>$this-&gt;stack = array();</text:p>
      <text:p text:style-name="P57"><text:tab/>}</text:p>
      <text:p text:style-name="P36"><text:span text:style-name="T13"/></text:p>
      <text:p text:style-name="P8"><text:span text:style-name="T31">Calls the </text:span><text:span text:style-name="T37">isReadWrite</text:span><text:span text:style-name="T31"> method to see if the the stack is writable – a </text:span><text:span text:style-name="T37">Stack\Exception</text:span><text:span text:style-name="T31"> is thrown if the stack is read-only.</text:span></text:p>
      <text:p text:style-name="P5"><text:span text:style-name="T13"/></text:p>
      <text:p text:style-name="P5">If the stack is read-write, the stack is set to an empty array.</text:p>
      <text:p text:style-name="P5"/>
      <text:p text:style-name="P8">readOnly</text:p>
      <text:p text:style-name="P8"><text:span text:style-name="T31"/></text:p>
      <text:p text:style-name="P36"><text:span text:style-name="T13">Set/get the read only flag.</text:span></text:p>
      <text:p text:style-name="P36"><text:span text:style-name="T13"/></text:p>
      <text:p text:style-name="P59"><text:span text:style-name="T13">/**</text:span></text:p>
      <text:p text:style-name="P57"><text:tab/> * readOnly</text:p>
      <text:p text:style-name="P57"><text:tab/> *</text:p>
      <text:p text:style-name="P57"><text:tab/> * set/get the read only flag</text:p>
      <text:p text:style-name="P57"><text:tab/> * @param boolean $readOnly = (optional) read only flag value, null to query</text:p>
      <text:p text:style-name="P57"><text:tab/> * @return boolean $readOnly</text:p>
      <text:p text:style-name="P57"><text:tab/> */</text:p>
      <text:p text:style-name="P57"><text:tab/>public function readOnly($readOnly=null)</text:p>
      <text:p text:style-name="P57"><text:tab/>{</text:p>
      <text:p text:style-name="P57"><text:tab/><text:tab/>if ($readOnly !== null)</text:p>
      <text:p text:style-name="P57"><text:tab/><text:tab/>{</text:p>
      <text:p text:style-name="P57"><text:soft-page-break/><text:tab/><text:tab/><text:tab/>$this-&gt;readOnly = $readOnly;</text:p>
      <text:p text:style-name="P57"><text:tab/><text:tab/>}</text:p>
      <text:p text:style-name="P57"/>
      <text:p text:style-name="P57"><text:tab/><text:tab/>return $this-&gt;readOnly;</text:p>
      <text:p text:style-name="P57"><text:tab/>}</text:p>
      <text:p text:style-name="P36"><text:span text:style-name="T13"/></text:p>
      <text:p text:style-name="P36"><text:span text:style-name="T13">The </text:span><text:span text:style-name="T39">readOnly</text:span><text:span text:style-name="T13"> class expects a single, optional parameter:</text:span></text:p>
      <text:p text:style-name="P36"><text:span text:style-name="T13"/></text:p>
      <text:p text:style-name="P62"><text:span text:style-name="T6">$readOnly</text:span><text:span text:style-name="T13"> = (optional) boolean read only flag value: true to set, false to reset, , null to query</text:span></text:p>
      <text:p text:style-name="P36"><text:span text:style-name="T13"/></text:p>
      <text:p text:style-name="P8"><text:span text:style-name="T31">If </text:span><text:span text:style-name="T37">$readOnly</text:span><text:span text:style-name="T31"> is not null, the value is stored in the </text:span><text:span text:style-name="T37">$readOnly</text:span><text:span text:style-name="T31"> class variable.</text:span></text:p>
      <text:p text:style-name="P8"><text:span text:style-name="T31"/></text:p>
      <text:p text:style-name="P8"><text:span text:style-name="T31">The </text:span><text:span text:style-name="T37">$readOnly </text:span><text:span text:style-name="T31">class variable value is returned.</text:span></text:p>
      <text:p text:style-name="P8"><text:span text:style-name="T31"/></text:p>
      <text:p text:style-name="P8"><text:span text:style-name="T31"/></text:p>
      <text:p text:style-name="P8">stack</text:p>
      <text:p text:style-name="P8"><text:span text:style-name="T31"/></text:p>
      <text:p text:style-name="P40"><text:span text:style-name="T14">Get/set a copy of the stack.</text:span></text:p>
      <text:p text:style-name="P40"><text:span text:style-name="T14"/></text:p>
      <text:p text:style-name="P59"><text:span text:style-name="T13">/**</text:span></text:p>
      <text:p text:style-name="P57"><text:tab/> * stack</text:p>
      <text:p text:style-name="P57"><text:tab/> *</text:p>
      <text:p text:style-name="P57"><text:tab/> * get/set a copy of the stack</text:p>
      <text:p text:style-name="P57"><text:tab/> * @param array $stack = (optional) stack contents to set, null to query</text:p>
      <text:p text:style-name="P57"><text:tab/> */</text:p>
      <text:p text:style-name="P57"><text:tab/>public function stack($stack=null)</text:p>
      <text:p text:style-name="P57"><text:tab/>{</text:p>
      <text:p text:style-name="P57"><text:tab/><text:tab/>if ($stack !== null)</text:p>
      <text:p text:style-name="P57"><text:tab/><text:tab/>{</text:p>
      <text:p text:style-name="P57"><text:tab/><text:tab/><text:tab/>$this-&gt;isReadWrite();</text:p>
      <text:p text:style-name="P57"><text:tab/><text:tab/><text:tab/>$this-&gt;stack = $stack;</text:p>
      <text:p text:style-name="P57"><text:tab/><text:tab/>}</text:p>
      <text:p text:style-name="P57"/>
      <text:p text:style-name="P57"><text:tab/><text:tab/>return $this-&gt;stack;</text:p>
      <text:p text:style-name="P57"><text:tab/>}</text:p>
      <text:p text:style-name="P40"><text:span text:style-name="T14"/></text:p>
      <text:p text:style-name="P36"><text:span text:style-name="T13">The </text:span><text:span text:style-name="T39">stack</text:span><text:span text:style-name="T13"> class expects a single, optional parameter:</text:span></text:p>
      <text:p text:style-name="P36"><text:span text:style-name="T13"/></text:p>
      <text:p text:style-name="P62"><text:span text:style-name="T6">$stack</text:span><text:span text:style-name="T13"> </text:span><text:span text:style-name="T8">=</text:span><text:span text:style-name="T13"> </text:span><text:span text:style-name="T8">(optional) array containing the stack contents to set, null to query</text:span></text:p>
      <text:p text:style-name="P36"><text:span text:style-name="T13"/></text:p>
      <text:p text:style-name="P36"><text:span text:style-name="T13">If </text:span><text:span text:style-name="T39">$stack</text:span><text:span text:style-name="T13"> is not null,</text:span></text:p>
      <text:list xml:id="list1373423116" text:style-name="L3">
        <text:list-item>
          <text:p text:style-name="P33"><text:span text:style-name="T48">Calls the </text:span><text:span text:style-name="T51">isReadWrite</text:span><text:span text:style-name="T48"> method to see if the the stack is writable – a </text:span><text:span text:style-name="T51">Stack\Exception</text:span><text:span text:style-name="T48"> is thrown if the stack is read-only;</text:span></text:p>
        </text:list-item>
        <text:list-item>
          <text:p text:style-name="P33"><text:span text:style-name="T48">If the stack is writable, the </text:span><text:span text:style-name="T51">$stack</text:span><text:span text:style-name="T48"> parameter is stored in the </text:span><text:span text:style-name="T51">$stack</text:span><text:span text:style-name="T48"> class variable.</text:span></text:p>
        </text:list-item>
      </text:list>
      <text:p text:style-name="P8"><text:span text:style-name="T48"/></text:p>
      <text:p text:style-name="P8"><text:span text:style-name="T48">The </text:span><text:span text:style-name="T51">$stack</text:span><text:span text:style-name="T48"> class variable is returned as an array.</text:span></text:p>
      <text:p text:style-name="P8"><text:span text:style-name="T48"/></text:p>
      <text:p text:style-name="P8"><text:span text:style-name="T54">keys</text:span></text:p>
      <text:p text:style-name="P8"><text:span text:style-name="T48"/></text:p>
      <text:p text:style-name="P40"><text:span text:style-name="T14">Returns an array containing all of the names (keys) from the stack.</text:span></text:p>
      <text:p text:style-name="P40"><text:span text:style-name="T14"/></text:p>
      <text:p text:style-name="P59"><text:span text:style-name="T13">/**</text:span></text:p>
      <text:p text:style-name="P57"><text:tab/> * keys</text:p>
      <text:p text:style-name="P57"><text:tab/> *</text:p>
      <text:p text:style-name="P57"><text:tab/> * returns an array containing all of the names (keys) from the stack</text:p>
      <text:p text:style-name="P57"><text:tab/> * @returns array $keys</text:p>
      <text:p text:style-name="P57"><text:tab/> */</text:p>
      <text:p text:style-name="P57"><text:tab/>public function keys()</text:p>
      <text:p text:style-name="P57"><text:tab/>{</text:p>
      <text:p text:style-name="P57"><text:tab/><text:tab/>return array_keys($this-&gt;stack);</text:p>
      <text:p text:style-name="P57"><text:soft-page-break/><text:tab/>}</text:p>
      <text:p text:style-name="P40"><text:span text:style-name="T14"/></text:p>
      <text:p text:style-name="P40"><text:span text:style-name="T14"/></text:p>
      <text:p text:style-name="P8">values</text:p>
      <text:p text:style-name="P8"><text:span text:style-name="T31"/></text:p>
      <text:p text:style-name="P40"><text:span text:style-name="T14">Returns an array containing all of the values from the stack.</text:span></text:p>
      <text:p text:style-name="P40"><text:span text:style-name="T14"/></text:p>
      <text:p text:style-name="P59"><text:span text:style-name="T13">/**</text:span></text:p>
      <text:p text:style-name="P57"><text:tab/> * values</text:p>
      <text:p text:style-name="P57"><text:tab/> *</text:p>
      <text:p text:style-name="P57"><text:tab/> * returns an array containing all of the values from the stack</text:p>
      <text:p text:style-name="P57"><text:tab/> * @returns array $values</text:p>
      <text:p text:style-name="P57"><text:tab/> */</text:p>
      <text:p text:style-name="P57"><text:tab/>public function values()</text:p>
      <text:p text:style-name="P57"><text:tab/>{</text:p>
      <text:p text:style-name="P57"><text:tab/><text:tab/>return array_values($this-&gt;stack);</text:p>
      <text:p text:style-name="P57"><text:tab/>}</text:p>
      <text:p text:style-name="P40"><text:span text:style-name="T14"/></text:p>
      <text:p text:style-name="P40"><text:span text:style-name="T14"/></text:p>
      <text:p text:style-name="P8">merge</text:p>
      <text:p text:style-name="P8"><text:span text:style-name="T31"/></text:p>
      <text:p text:style-name="P40"><text:span text:style-name="T14">Merge the specified array with the current stack.</text:span></text:p>
      <text:p text:style-name="P40"><text:span text:style-name="T14"/></text:p>
      <text:p text:style-name="P59"><text:span text:style-name="T13">/**</text:span></text:p>
      <text:p text:style-name="P57"><text:tab/> * merge</text:p>
      <text:p text:style-name="P57"><text:tab/> *</text:p>
      <text:p text:style-name="P57"><text:tab/> * merge the specified array with the current stack</text:p>
      <text:p text:style-name="P57"><text:tab/> * @param array $stack = stack contents to merge</text:p>
      <text:p text:style-name="P57"><text:tab/> * @return array $stack</text:p>
      <text:p text:style-name="P57"><text:tab/> * @throws \Library\Stack\Exception</text:p>
      <text:p text:style-name="P57"><text:tab/> */</text:p>
      <text:p text:style-name="P57"><text:tab/>public function merge($stack)</text:p>
      <text:p text:style-name="P57"><text:tab/>{</text:p>
      <text:p text:style-name="P57"><text:tab/><text:tab/>if (! $stack)</text:p>
      <text:p text:style-name="P57"><text:tab/><text:tab/>{</text:p>
      <text:p text:style-name="P57"><text:tab/><text:tab/><text:tab/>$this-&gt;throwException('StackError');</text:p>
      <text:p text:style-name="P57"><text:tab/><text:tab/>}</text:p>
      <text:p text:style-name="P57"/>
      <text:p text:style-name="P57"><text:tab/><text:tab/>$this-&gt;isReadWrite();</text:p>
      <text:p text:style-name="P57"><text:tab/><text:tab/>$this-&gt;stack = array_merge($this-&gt;stack, $stack);</text:p>
      <text:p text:style-name="P57"><text:tab/><text:tab/>return $this-&gt;stack;</text:p>
      <text:p text:style-name="P57"><text:tab/>}</text:p>
      <text:p text:style-name="P40"><text:span text:style-name="T14"/></text:p>
      <text:p text:style-name="P40"><text:span text:style-name="T14">A single, mandatory parameter is expected:</text:span></text:p>
      <text:p text:style-name="P40"><text:span text:style-name="T14"/></text:p>
      <text:p text:style-name="P50"><text:span text:style-name="T13">$stack</text:span><text:span text:style-name="T31"> <text:s/>= array containing stack contents to merge.</text:span></text:p>
      <text:p text:style-name="P50"><text:span text:style-name="T31"/></text:p>
      <text:p text:style-name="P44"><text:span text:style-name="T31">If the parameter is not valid or the array is empty, a Stack\Exception is thrown.</text:span></text:p>
      <text:p text:style-name="P44"><text:span text:style-name="T31"/></text:p>
      <text:p text:style-name="P8"><text:span text:style-name="T48">The </text:span><text:span text:style-name="T51">isReadWrite</text:span><text:span text:style-name="T48"> method is called to see if the the stack is writable – a </text:span><text:span text:style-name="T50">Stack\Exception</text:span><text:span text:style-name="T48"> is thrown if the stack is read-only.</text:span></text:p>
      <text:p text:style-name="P8"><text:span text:style-name="T48"/></text:p>
      <text:p text:style-name="P8"><text:span text:style-name="T48">If the stack is read-write, the </text:span><text:span text:style-name="T51">$stack</text:span><text:span text:style-name="T48"> parameter array is merged with the </text:span><text:span text:style-name="T51">$stack</text:span><text:span text:style-name="T48"> class variable.</text:span></text:p>
      <text:p text:style-name="P8"><text:span text:style-name="T48"/></text:p>
      <text:p text:style-name="P8"><text:span text:style-name="T48"/></text:p>
      <text:p text:style-name="P16"><text:span text:style-name="T48"/></text:p>
      <text:p text:style-name="P8"><text:span text:style-name="T54">end</text:span></text:p>
      <text:p text:style-name="P8"><text:span text:style-name="T48"/></text:p>
      <text:p text:style-name="P40"><text:span text:style-name="T14">Returns the last item in the stack</text:span><text:span text:style-name="T14">.</text:span></text:p>
      <text:p text:style-name="P40"><text:span text:style-name="T14"/></text:p>
      <text:p text:style-name="P59"><text:span text:style-name="T13">/**</text:span></text:p>
      <text:p text:style-name="P57"><text:tab/> * end.</text:p>
      <text:p text:style-name="P57"><text:tab/> *</text:p>
      <text:p text:style-name="P57"><text:tab/> * Returns the last item in the stack</text:p>
      <text:p text:style-name="P57"><text:tab/> * @return mixed $value = value of the last element in the stack</text:p>
      <text:p text:style-name="P57"><text:tab/> */</text:p>
      <text:p text:style-name="P57"><text:tab/>public function end()</text:p>
      <text:p text:style-name="P57"><text:tab/>{</text:p>
      <text:p text:style-name="P57"><text:tab/><text:tab/>return end($this-&gt;stack);</text:p>
      <text:p text:style-name="P57"><text:tab/>}</text:p>
      <text:p text:style-name="P40"><text:span text:style-name="T14"/></text:p>
      <text:p text:style-name="P8"><text:span text:style-name="T48"/></text:p>
      <text:p text:style-name="P8"><text:span text:style-name="T54">exists</text:span></text:p>
      <text:p text:style-name="P8"><text:span text:style-name="T48"/></text:p>
      <text:p text:style-name="P40"><text:span text:style-name="T14">Check if key exists in the stack.</text:span></text:p>
      <text:p text:style-name="P8"><text:span text:style-name="T48"/></text:p>
      <text:p text:style-name="P59"><text:span text:style-name="T13">/**</text:span></text:p>
      <text:p text:style-name="P57"><text:tab/> * exists</text:p>
      <text:p text:style-name="P57"><text:tab/> *</text:p>
      <text:p text:style-name="P57"><text:tab/> * check for key exists in the stack</text:p>
      <text:p text:style-name="P57"><text:tab/> * @param string $key = key to check for</text:p>
      <text:p text:style-name="P57"><text:tab/> * @return boolean true = exists, false = does not</text:p>
      <text:p text:style-name="P57"><text:tab/> */</text:p>
      <text:p text:style-name="P57"><text:tab/>public function exists($key)</text:p>
      <text:p text:style-name="P57"><text:tab/>{</text:p>
      <text:p text:style-name="P57"><text:tab/><text:tab/>return $this-&gt;offsetExists($key);</text:p>
      <text:p text:style-name="P57"><text:tab/>}</text:p>
      <text:p text:style-name="P8"><text:span text:style-name="T48"/></text:p>
      <text:p text:style-name="P40"><text:span text:style-name="T14">A single, mandatory parameter is expected:</text:span></text:p>
      <text:p text:style-name="P40"><text:span text:style-name="T14"/></text:p>
      <text:p text:style-name="P50"><text:span text:style-name="T13">$key</text:span><text:span text:style-name="T31"> <text:s/>= key to check for in the stack.</text:span></text:p>
      <text:p text:style-name="P44"><text:span text:style-name="T48"/></text:p>
      <text:p text:style-name="P44"><text:span text:style-name="T31">The key is passed to offsetExists and the result returned.</text:span></text:p>
      <text:p text:style-name="P44"><text:span text:style-name="T31"/></text:p>
      <text:p text:style-name="P44"><text:span text:style-name="T31"/></text:p>
      <text:p text:style-name="P8">inStack</text:p>
      <text:p text:style-name="P8"><text:span text:style-name="T31"/></text:p>
      <text:p text:style-name="P40"><text:span text:style-name="T14">Check for VALUE exists in the stack.</text:span></text:p>
      <text:p text:style-name="P40"><text:span text:style-name="T14"/></text:p>
      <text:p text:style-name="P60"><text:span text:style-name="T13">/**</text:span></text:p>
      <text:p text:style-name="P57"><text:tab/> * inStack</text:p>
      <text:p text:style-name="P57"><text:tab/> *</text:p>
      <text:p text:style-name="P57"><text:tab/> * check for VALUE exists in the stack</text:p>
      <text:p text:style-name="P57"><text:tab/> * @param string $value = value to check for</text:p>
      <text:p text:style-name="P57"><text:tab/> * @return integer|boolean $index = index of value, if found, false if not found</text:p>
      <text:p text:style-name="P57"><text:tab/> */</text:p>
      <text:p text:style-name="P57"><text:tab/>public function inStack($value)</text:p>
      <text:p text:style-name="P57"><text:tab/>{</text:p>
      <text:p text:style-name="P57"><text:tab/><text:tab/>return array_search($value, $this-&gt;stack);</text:p>
      <text:p text:style-name="P57"><text:tab/>}</text:p>
      <text:p text:style-name="P60"><text:span text:style-name="T13"/></text:p>
      <text:p text:style-name="P40"><text:span text:style-name="T14"/></text:p>
      <text:p text:style-name="P40"><text:span text:style-name="T14">A single, mandatory parameter is expected:</text:span></text:p>
      <text:p text:style-name="P40"><text:span text:style-name="T14"/></text:p>
      <text:p text:style-name="P50"><text:span text:style-name="T13">$value</text:span><text:span text:style-name="T31"> <text:s/>= value to check for in the stack.</text:span></text:p>
      <text:p text:style-name="P44"><text:span text:style-name="T48"/></text:p>
      <text:p text:style-name="P44"><text:soft-page-break/><text:span text:style-name="T31">The </text:span><text:span text:style-name="T13">index </text:span><text:span text:style-name="T31">of the value is returned if it is found, </text:span><text:span text:style-name="T13">false</text:span><text:span text:style-name="T31"> is returned if not found.</text:span></text:p>
      <text:p text:style-name="P44"><text:span text:style-name="T31"/></text:p>
      <text:p text:style-name="P44"><text:span text:style-name="T31"/></text:p>
      <text:p text:style-name="P8">isReadWrite</text:p>
      <text:p text:style-name="P8"><text:span text:style-name="T31"/></text:p>
      <text:p text:style-name="P5">Check read-only status, throw exception if the stack is not writeable.</text:p>
      <text:p text:style-name="P5"/>
      <text:p text:style-name="P11">/**</text:p>
      <text:p text:style-name="P58"><text:tab/> * isReadWrite</text:p>
      <text:p text:style-name="P58"><text:tab/> *</text:p>
      <text:p text:style-name="P58"><text:tab/> * Check read-only status, throw exception if the stack is not writeable</text:p>
      <text:p text:style-name="P58"><text:tab/> * @throws Library\Stack\Exception</text:p>
      <text:p text:style-name="P58"><text:tab/> */</text:p>
      <text:p text:style-name="P58"><text:tab/>protected function isReadWrite()</text:p>
      <text:p text:style-name="P58"><text:tab/>{</text:p>
      <text:p text:style-name="P58"><text:tab/><text:tab/>if ($this-&gt;readOnly)</text:p>
      <text:p text:style-name="P58"><text:tab/><text:tab/>{</text:p>
      <text:p text:style-name="P58"><text:tab/><text:tab/><text:tab/>$this-&gt;throwException('ReadOnly');</text:p>
      <text:p text:style-name="P58"><text:tab/><text:tab/>}</text:p>
      <text:p text:style-name="P58"><text:tab/>}</text:p>
      <text:p text:style-name="P5"/>
      <text:p text:style-name="P5"/>
      <text:p text:style-name="P47">Inherited Methods</text:p>
      <text:p text:style-name="P47"><text:span text:style-name="T31"/></text:p>
      <text:p text:style-name="P49">The <text:span text:style-name="T42">Stack\Extension Class</text:span> extends the <text:span text:style-name="T42">Stack class</text:span>, exposing the following methods of the parent class:</text:p>
      <text:p text:style-name="P22"><text:span text:style-name="T31"/></text:p>
      <text:p text:style-name="P39">bottom</text:p>
      <text:p text:style-name="P51">Rewind the internal array pointer and return the first item pointed to.</text:p>
      <text:p text:style-name="P39">count</text:p>
      <text:p text:style-name="P51">Return the number of elements contained in the stack.</text:p>
      <text:p text:style-name="P39">current</text:p>
      <text:p text:style-name="P51">Return the current stack element.</text:p>
      <text:p text:style-name="P45">getIteratorMode</text:p>
      <text:p text:style-name="P51">Gets the mode of iteration.</text:p>
      <text:p text:style-name="P39">isEmpty</text:p>
      <text:p text:style-name="P51">Return true if the stack is empty, false if not.</text:p>
      <text:p text:style-name="P39">key</text:p>
      <text:p text:style-name="P51">Returns the key of the current stack entry.</text:p>
      <text:p text:style-name="P39">next</text:p>
      <text:p text:style-name="P51">Advances the key to the next element and return its' value.</text:p>
      <text:p text:style-name="P39">offsetGet</text:p>
      <text:p text:style-name="P28">Get value at the specified offset.</text:p>
      <text:p text:style-name="P39">offsetExists</text:p>
      <text:p text:style-name="P36"><text:span text:style-name="T13"><text:tab/>Return true if a value exists at the specified offset.</text:span></text:p>
      <text:p text:style-name="P39">prev</text:p>
      <text:p text:style-name="P51">Rewinds the stack pointer by one element and returns current stack value.</text:p>
      <text:p text:style-name="P39">rewind</text:p>
      <text:p text:style-name="P51">Moves the current stack pointer to the first element in the stack.</text:p>
      <text:p text:style-name="P39">serialize</text:p>
      <text:p text:style-name="P51">Serialze the class for storage.</text:p>
      <text:p text:style-name="P39">setIteratorMode</text:p>
      <text:p text:style-name="P51">Sets the mode of iteration.</text:p>
      <text:p text:style-name="P39">top</text:p>
      <text:p text:style-name="P51">Returns the top of stack value, throws exception if the stack is empty.</text:p>
      <text:p text:style-name="P39">unserialize</text:p>
      <text:p text:style-name="P51">Unserialize a Library\Stack serialized string and restore the serialized values.</text:p>
      <text:p text:style-name="P39">valid</text:p>
      <text:p text:style-name="P51">Returns the validity of the current stack pointer.</text:p>
      <text:p text:style-name="P39"><text:soft-page-break/>throwException</text:p>
      <text:p text:style-name="P51">Throw an exception based upon the error-code-name</text:p>
      <text:p text:style-name="P5"/>
      <text:p text:style-name="P49"/>
      <text:p text:style-name="P49"/>
      <text:p text:style-name="P18">Example(s)</text:p>
      <text:p text:style-name="P17"/>
      <text:p text:style-name="P17"/>
      <text:p text:style-name="P18">Source Listing</text:p>
      <text:p text:style-name="P17"/>
      <text:p text:style-name="P17">The complete class listing for the Extension library class, as documented above.</text:p>
      <text:p text:style-name="P17"/>
      <text:p text:style-name="P17">Additional code:</text:p>
      <text:list xml:id="list1781214282" text:style-name="L2">
        <text:list-item>
          <text:p text:style-name="P52"><text:span text:style-name="T16">The namespace for the </text:span><text:span text:style-name="T38">Stack\Extension</text:span><text:span text:style-name="T16"> class is </text:span><text:span text:style-name="T29">Library\Stack</text:span><text:span text:style-name="T55">;</text:span></text:p>
        </text:list-item>
        <text:list-item>
          <text:p text:style-name="P54"><text:span text:style-name="T3">The class implements </text:span><text:span text:style-name="T5">Serializable</text:span><text:span text:style-name="T3">, </text:span><text:span text:style-name="T5">Iterator</text:span><text:span text:style-name="T3">, </text:span><text:span text:style-name="T5">Countable</text:span><text:span text:style-name="T3"> and </text:span><text:span text:style-name="T5">ArrayAccess</text:span><text:span text:style-name="T3"> interfaces;</text:span></text:p>
        </text:list-item>
        <text:list-item>
          <text:p text:style-name="P53"><text:span text:style-name="T16">A private method, </text:span><text:span text:style-name="T38">throwException</text:span><text:span text:style-name="T16">, provides a common class method for throwing a </text:span><text:span text:style-name="T38">Stack\Exception</text:span><text:span text:style-name="T16"> exception.</text:span></text:p>
        </text:list-item>
      </text:list>
      <text:p text:style-name="P26"/>
      <text:list xml:id="list1718433355" text:continue-numbering="true" text:style-name="L2">
        <text:list-header>
          <text:p text:style-name="P56"/>
        </text:list-header>
      </text:list>
      <text:p text:style-name="P26"/>
      <text:p text:style-name="P26"/>
      <text:p text:style-name="P64">&lt;?php</text:p>
      <text:p text:style-name="P57">namespace Library\Stack;</text:p>
      <text:p text:style-name="P57"/>
      <text:p text:style-name="P57">/*</text:p>
      <text:p text:style-name="P57"><text:s/>* <text:tab/><text:tab/>Extension is copyright © 2012. EarthWalk Software.</text:p>
      <text:p text:style-name="P57"><text:s/>* <text:tab/><text:tab/>Licensed under the Academic Free License version 3.0</text:p>
      <text:p text:style-name="P57"><text:s/>* <text:tab/><text:tab/>Refer to the file named License.txt provided with the source, </text:p>
      <text:p text:style-name="P57"><text:s/>*<text:tab/><text:tab/> <text:s text:c="2"/>or from http://opensource.org/licenses/academic.php</text:p>
      <text:p text:style-name="P57"><text:s/>*/</text:p>
      <text:p text:style-name="P57">/**</text:p>
      <text:p text:style-name="P57"><text:s/>*</text:p>
      <text:p text:style-name="P57"><text:s/>* Extension.</text:p>
      <text:p text:style-name="P57"><text:s/>*</text:p>
      <text:p text:style-name="P57"><text:s/>* Additional methods for Stack class.</text:p>
      <text:p text:style-name="P57"><text:s/>* @author Jay Wheeler.</text:p>
      <text:p text:style-name="P57"><text:s/>* @version 1.0</text:p>
      <text:p text:style-name="P57"><text:s/>* @copyright © 2012. EarthWalk Software.</text:p>
      <text:p text:style-name="P57"><text:s/>* @license Licensed under the Academic Free License version 3.0</text:p>
      <text:p text:style-name="P57"><text:s/>* @package Stack.</text:p>
      <text:p text:style-name="P57"><text:s/>*/</text:p>
      <text:p text:style-name="P57">class Extension extends \Library\Stack implements \Iterator,</text:p>
      <text:p text:style-name="P57"><text:tab/><text:tab/><text:tab/><text:tab/><text:tab/><text:tab/><text:tab/> <text:s text:c="3"/>\Countable,</text:p>
      <text:p text:style-name="P57"><text:tab/><text:tab/><text:tab/><text:tab/><text:tab/><text:tab/><text:tab/> <text:s text:c="3"/>\ArrayAccess,</text:p>
      <text:p text:style-name="P57"><text:tab/><text:tab/><text:tab/><text:tab/><text:tab/><text:tab/><text:tab/> <text:s text:c="3"/>\Serializable</text:p>
      <text:p text:style-name="P57">{</text:p>
      <text:p text:style-name="P57"><text:tab/>/**</text:p>
      <text:p text:style-name="P57"><text:tab/> * readOnly</text:p>
      <text:p text:style-name="P57"><text:tab/> *</text:p>
      <text:p text:style-name="P57"><text:tab/> * read only flag</text:p>
      <text:p text:style-name="P57"><text:tab/> * @var boolean $readOnly</text:p>
      <text:p text:style-name="P57"><text:tab/> */</text:p>
      <text:p text:style-name="P57"><text:tab/>protected $readOnly;</text:p>
      <text:p text:style-name="P57"/>
      <text:p text:style-name="P57"><text:tab/>/**</text:p>
      <text:p text:style-name="P57"><text:tab/> * __construct</text:p>
      <text:p text:style-name="P57"><text:tab/> *</text:p>
      <text:p text:style-name="P57"><text:tab/> * Class constructor.</text:p>
      <text:p text:style-name="P57"><text:tab/> * @param array $stack = (optional) array to initialize the stack with</text:p>
      <text:p text:style-name="P57"><text:tab/> */</text:p>
      <text:p text:style-name="P57"><text:tab/>public function __construct($stack=null)</text:p>
      <text:p text:style-name="P57"><text:tab/>{</text:p>
      <text:p text:style-name="P57"><text:tab/><text:tab/>parent::__construct();</text:p>
      <text:p text:style-name="P57"><text:tab/><text:tab/>if (($stack !== null) &amp;&amp; is_array($stack))</text:p>
      <text:p text:style-name="P57"><text:tab/><text:tab/>{</text:p>
      <text:p text:style-name="P57"><text:tab/><text:tab/><text:tab/>$this-&gt;stack = $stack;</text:p>
      <text:p text:style-name="P57"><text:tab/><text:tab/>}</text:p>
      <text:p text:style-name="P57"/>
      <text:p text:style-name="P57"><text:tab/><text:tab/>$this-&gt;readOnly = false;</text:p>
      <text:p text:style-name="P57"><text:tab/>}</text:p>
      <text:p text:style-name="P57"/>
      <text:p text:style-name="P57"><text:tab/>/**</text:p>
      <text:p text:style-name="P57"><text:tab/> * __destruct</text:p>
      <text:p text:style-name="P57"><text:tab/> *</text:p>
      <text:p text:style-name="P57"><text:tab/> * Class destructor</text:p>
      <text:p text:style-name="P57"><text:tab/> */</text:p>
      <text:p text:style-name="P57"><text:tab/>public function __destruct()</text:p>
      <text:p text:style-name="P57"><text:tab/>{</text:p>
      <text:p text:style-name="P57"><text:tab/><text:tab/>parent::__destruct();</text:p>
      <text:p text:style-name="P57"><text:tab/>}</text:p>
      <text:p text:style-name="P57"/>
      <text:p text:style-name="P57"><text:tab/>/**</text:p>
      <text:p text:style-name="P57"><text:tab/> * offsetSet</text:p>
      <text:p text:style-name="P57"><text:tab/> *</text:p>
      <text:p text:style-name="P57"><text:tab/> * Set the stack at $offset to $value.</text:p>
      <text:p text:style-name="P57"><text:tab/> * <text:s text:c="4"/>if $offset is null, set next stack entry to $value</text:p>
      <text:p text:style-name="P57"><text:tab/> * @param integer $offset = offset to stack location to set</text:p>
      <text:p text:style-name="P57"><text:soft-page-break/><text:tab/> * @param mixed $value = value to set stack at $offset to</text:p>
      <text:p text:style-name="P57"><text:tab/> * @throws \Library\Stack\Exception</text:p>
      <text:p text:style-name="P57"><text:tab/> */</text:p>
      <text:p text:style-name="P57"><text:tab/>public function offsetSet($offset, $value)</text:p>
      <text:p text:style-name="P57"><text:tab/>{</text:p>
      <text:p text:style-name="P57"><text:tab/><text:tab/>$this-&gt;isReadWrite();</text:p>
      <text:p text:style-name="P57"><text:tab/><text:tab/>parent::offsetSet($offset, $value);</text:p>
      <text:p text:style-name="P57"><text:tab/>}</text:p>
      <text:p text:style-name="P57"/>
      <text:p text:style-name="P57"><text:tab/>/**</text:p>
      <text:p text:style-name="P57"><text:tab/> * offsetUnset</text:p>
      <text:p text:style-name="P57"><text:tab/> *</text:p>
      <text:p text:style-name="P57"><text:tab/> * Unset the entry at stack location $offset</text:p>
      <text:p text:style-name="P57"><text:tab/> * @param integer $offset = location to unset</text:p>
      <text:p text:style-name="P57"><text:tab/> * @throws \Library\Stack\Exception</text:p>
      <text:p text:style-name="P57"><text:tab/> */</text:p>
      <text:p text:style-name="P57"><text:tab/>public function offsetUnset($offset)</text:p>
      <text:p text:style-name="P57"><text:tab/>{</text:p>
      <text:p text:style-name="P57"><text:tab/><text:tab/>$this-&gt;isReadWrite();</text:p>
      <text:p text:style-name="P57"><text:tab/><text:tab/>parent::offsetUnset($offset);</text:p>
      <text:p text:style-name="P57"><text:tab/>}</text:p>
      <text:p text:style-name="P57"/>
      <text:p text:style-name="P57"><text:tab/>/**</text:p>
      <text:p text:style-name="P57"><text:tab/> * pop</text:p>
      <text:p text:style-name="P57"><text:tab/> *</text:p>
      <text:p text:style-name="P57"><text:tab/> * extracts the last value in the array, decreases the array size by one </text:p>
      <text:p text:style-name="P57"><text:tab/> * <text:s text:c="9"/>and returns the element value</text:p>
      <text:p text:style-name="P57"><text:tab/> * @return mixed $element = the value extracted from the array</text:p>
      <text:p text:style-name="P57"><text:tab/> * @throws \Library\Stack\Exception</text:p>
      <text:p text:style-name="P57"><text:tab/> */</text:p>
      <text:p text:style-name="P57"><text:tab/>public function pop()</text:p>
      <text:p text:style-name="P57"><text:tab/>{</text:p>
      <text:p text:style-name="P57"><text:tab/><text:tab/>$this-&gt;isReadWrite();</text:p>
      <text:p text:style-name="P57"><text:tab/><text:tab/>return parent::pop();</text:p>
      <text:p text:style-name="P57"><text:tab/>}</text:p>
      <text:p text:style-name="P57"/>
      <text:p text:style-name="P57"><text:tab/>/**</text:p>
      <text:p text:style-name="P57"><text:tab/> * push</text:p>
      <text:p text:style-name="P57"><text:tab/> *</text:p>
      <text:p text:style-name="P57"><text:tab/> * push a new item onto the top (end) of the stack</text:p>
      <text:p text:style-name="P57"><text:tab/> * @param mixed $value = value to store on the stack</text:p>
      <text:p text:style-name="P57"><text:tab/> * @return mixed $value = value on the top of the stack</text:p>
      <text:p text:style-name="P57"><text:tab/> * @throws \Library\Stack\Exception</text:p>
      <text:p text:style-name="P57"><text:tab/> */</text:p>
      <text:p text:style-name="P57"><text:tab/>public function push($value)</text:p>
      <text:p text:style-name="P57"><text:tab/>{</text:p>
      <text:p text:style-name="P57"><text:tab/><text:tab/>$this-&gt;isReadWrite();</text:p>
      <text:p text:style-name="P57"><text:tab/><text:tab/></text:p>
      <text:p text:style-name="P57"><text:tab/><text:tab/>$stackTop = parent::push($value);</text:p>
      <text:p text:style-name="P57"><text:tab/><text:tab/>if (func_num_args() &gt; 1)</text:p>
      <text:p text:style-name="P57"><text:tab/><text:tab/>{</text:p>
      <text:p text:style-name="P57"><text:tab/><text:tab/><text:tab/>$arguments = func_get_args();</text:p>
      <text:p text:style-name="P57"><text:tab/><text:tab/><text:tab/>array_shift($arguments);</text:p>
      <text:p text:style-name="P57"/>
      <text:p text:style-name="P57"><text:tab/><text:tab/><text:tab/>foreach($arguments as $argument)</text:p>
      <text:p text:style-name="P57"><text:tab/><text:tab/><text:tab/>{</text:p>
      <text:p text:style-name="P57"><text:tab/><text:tab/><text:tab/><text:tab/>$stackTop = array_push($this-&gt;stack, $argument);</text:p>
      <text:p text:style-name="P57"><text:tab/><text:tab/><text:tab/>}</text:p>
      <text:p text:style-name="P57"><text:tab/><text:tab/>}</text:p>
      <text:p text:style-name="P57"/>
      <text:p text:style-name="P57"><text:tab/><text:tab/>return $stackTop;</text:p>
      <text:p text:style-name="P57"><text:tab/>}</text:p>
      <text:p text:style-name="P57"/>
      <text:p text:style-name="P57"><text:tab/>/**</text:p>
      <text:p text:style-name="P57"><text:tab/> * shift</text:p>
      <text:p text:style-name="P57"><text:tab/> *</text:p>
      <text:p text:style-name="P57"><text:soft-page-break/><text:tab/> * remove a value from the beginning of the stack</text:p>
      <text:p text:style-name="P57"><text:tab/> * @return mixed $value = value shifted off the stack</text:p>
      <text:p text:style-name="P57"><text:tab/> * @throws \Library\Stack\Exception</text:p>
      <text:p text:style-name="P57"><text:tab/> */</text:p>
      <text:p text:style-name="P57"><text:tab/>public function shift()</text:p>
      <text:p text:style-name="P57"><text:tab/>{</text:p>
      <text:p text:style-name="P57"><text:tab/><text:tab/>$this-&gt;isReadWrite();</text:p>
      <text:p text:style-name="P57"><text:tab/><text:tab/>return parent::shift();</text:p>
      <text:p text:style-name="P57"><text:tab/>}</text:p>
      <text:p text:style-name="P57"/>
      <text:p text:style-name="P57"><text:tab/>/**</text:p>
      <text:p text:style-name="P57"><text:tab/> * unshift</text:p>
      <text:p text:style-name="P57"><text:tab/> *</text:p>
      <text:p text:style-name="P57"><text:tab/> * add a value to the beginning of the stack</text:p>
      <text:p text:style-name="P57"><text:tab/> * @param mixed $value = value to shift onto the stack</text:p>
      <text:p text:style-name="P57"><text:tab/> * @throws \Library\Stack\Exception</text:p>
      <text:p text:style-name="P57"><text:tab/> */</text:p>
      <text:p text:style-name="P57"><text:tab/>public function unshift($value)</text:p>
      <text:p text:style-name="P57"><text:tab/>{</text:p>
      <text:p text:style-name="P57"><text:tab/><text:tab/>$this-&gt;isReadWrite();</text:p>
      <text:p text:style-name="P57"><text:tab/><text:tab/>parent::unshift($value);</text:p>
      <text:p text:style-name="P57"><text:tab/>}</text:p>
      <text:p text:style-name="P57"/>
      <text:p text:style-name="P57"><text:tab/>/**</text:p>
      <text:p text:style-name="P57"><text:tab/> * removeKey</text:p>
      <text:p text:style-name="P57"><text:tab/> *</text:p>
      <text:p text:style-name="P57"><text:tab/> * remove (unset) the requested stack key</text:p>
      <text:p text:style-name="P57"><text:tab/> * @param mixed $key = key to unset</text:p>
      <text:p text:style-name="P57"><text:tab/> * @return null</text:p>
      <text:p text:style-name="P57"><text:tab/> * @throws \Library\Stack\Exception</text:p>
      <text:p text:style-name="P57"><text:tab/> */</text:p>
      <text:p text:style-name="P57"><text:tab/>public function removeKey($key)</text:p>
      <text:p text:style-name="P57"><text:tab/>{</text:p>
      <text:p text:style-name="P57"><text:tab/><text:tab/>if (! array_key_exists($key, $this-&gt;stack))</text:p>
      <text:p text:style-name="P57"><text:tab/><text:tab/>{</text:p>
      <text:p text:style-name="P57"><text:tab/><text:tab/><text:tab/>$this-&gt;throwException('UnknownStackElement');</text:p>
      <text:p text:style-name="P57"><text:tab/><text:tab/>}</text:p>
      <text:p text:style-name="P57"/>
      <text:p text:style-name="P57"><text:tab/><text:tab/>$this-&gt;offsetUnset[$key]);</text:p>
      <text:p text:style-name="P57"><text:tab/>}</text:p>
      <text:p text:style-name="P57"/>
      <text:p text:style-name="P57"><text:tab/>/**</text:p>
      <text:p text:style-name="P57"><text:tab/> * topIndex</text:p>
      <text:p text:style-name="P57"><text:tab/> *</text:p>
      <text:p text:style-name="P57"><text:tab/> * return the top of stack index, throws exception if the stack is empty</text:p>
      <text:p text:style-name="P57"><text:tab/> * @return integer $topIndex = top of the stack index</text:p>
      <text:p text:style-name="P57"><text:tab/> * @throws \Library\Stack\Exception</text:p>
      <text:p text:style-name="P57"><text:tab/> */</text:p>
      <text:p text:style-name="P57"><text:tab/>public function topIndex()</text:p>
      <text:p text:style-name="P57"><text:tab/>{</text:p>
      <text:p text:style-name="P57"><text:tab/><text:tab/>$this-&gt;top();</text:p>
      <text:p text:style-name="P57"><text:tab/><text:tab/>return $this-&gt;key();</text:p>
      <text:p text:style-name="P57"><text:tab/>}</text:p>
      <text:p text:style-name="P57"/>
      <text:p text:style-name="P57"><text:tab/>/**</text:p>
      <text:p text:style-name="P57"><text:tab/> * clear</text:p>
      <text:p text:style-name="P57"><text:tab/> *</text:p>
      <text:p text:style-name="P57"><text:tab/> * clear (unset) the stack</text:p>
      <text:p text:style-name="P57"><text:tab/> *</text:p>
      <text:p text:style-name="P57"><text:tab/> * @throws \Library\Stack\Exception</text:p>
      <text:p text:style-name="P57"><text:tab/> */</text:p>
      <text:p text:style-name="P57"><text:tab/>public function clear()</text:p>
      <text:p text:style-name="P57"><text:tab/>{</text:p>
      <text:p text:style-name="P57"><text:tab/><text:tab/>$this-&gt;isReadWrite();</text:p>
      <text:p text:style-name="P57"><text:tab/><text:tab/>$this-&gt;stack = array();</text:p>
      <text:p text:style-name="P57"><text:tab/>}</text:p>
      <text:p text:style-name="P57"><text:soft-page-break/></text:p>
      <text:p text:style-name="P57"><text:tab/>/**</text:p>
      <text:p text:style-name="P57"><text:tab/> * readOnly</text:p>
      <text:p text:style-name="P57"><text:tab/> *</text:p>
      <text:p text:style-name="P57"><text:tab/> * set/get the read only flag</text:p>
      <text:p text:style-name="P57"><text:tab/> * @param boolean $readOnly = (optional) read only flag value, null to query</text:p>
      <text:p text:style-name="P57"><text:tab/> * @return boolean $readOnly</text:p>
      <text:p text:style-name="P57"><text:tab/> */</text:p>
      <text:p text:style-name="P57"><text:tab/>public function readOnly($readOnly=null)</text:p>
      <text:p text:style-name="P57"><text:tab/>{</text:p>
      <text:p text:style-name="P57"><text:tab/><text:tab/>if ($readOnly !== null)</text:p>
      <text:p text:style-name="P57"><text:tab/><text:tab/>{</text:p>
      <text:p text:style-name="P57"><text:tab/><text:tab/><text:tab/>$this-&gt;readOnly = $readOnly;</text:p>
      <text:p text:style-name="P57"><text:tab/><text:tab/>}</text:p>
      <text:p text:style-name="P57"/>
      <text:p text:style-name="P57"><text:tab/><text:tab/>return $this-&gt;readOnly;</text:p>
      <text:p text:style-name="P57"><text:tab/>}</text:p>
      <text:p text:style-name="P57"/>
      <text:p text:style-name="P57"><text:tab/>/**</text:p>
      <text:p text:style-name="P57"><text:tab/> * stack</text:p>
      <text:p text:style-name="P57"><text:tab/> *</text:p>
      <text:p text:style-name="P57"><text:tab/> * get/set a copy of the stack</text:p>
      <text:p text:style-name="P57"><text:tab/> * @param array $stack = (optional) stack contents to set, null to query</text:p>
      <text:p text:style-name="P57"><text:tab/> */</text:p>
      <text:p text:style-name="P57"><text:tab/>public function stack($stack=null)</text:p>
      <text:p text:style-name="P57"><text:tab/>{</text:p>
      <text:p text:style-name="P57"><text:tab/><text:tab/>if ($stack !== null)</text:p>
      <text:p text:style-name="P57"><text:tab/><text:tab/>{</text:p>
      <text:p text:style-name="P57"><text:tab/><text:tab/><text:tab/>$this-&gt;isReadWrite();</text:p>
      <text:p text:style-name="P57"><text:tab/><text:tab/><text:tab/>$this-&gt;stack = $stack;</text:p>
      <text:p text:style-name="P57"><text:tab/><text:tab/>}</text:p>
      <text:p text:style-name="P57"/>
      <text:p text:style-name="P57"><text:tab/><text:tab/>return $this-&gt;stack;</text:p>
      <text:p text:style-name="P57"><text:tab/>}</text:p>
      <text:p text:style-name="P57"/>
      <text:p text:style-name="P57"><text:tab/>/**</text:p>
      <text:p text:style-name="P57"><text:tab/> * keys</text:p>
      <text:p text:style-name="P57"><text:tab/> *</text:p>
      <text:p text:style-name="P57"><text:tab/> * returns an array containing all of the names (keys) from the stack</text:p>
      <text:p text:style-name="P57"><text:tab/> * @returns array $keys</text:p>
      <text:p text:style-name="P57"><text:tab/> */</text:p>
      <text:p text:style-name="P57"><text:tab/>public function keys()</text:p>
      <text:p text:style-name="P57"><text:tab/>{</text:p>
      <text:p text:style-name="P57"><text:tab/><text:tab/>return array_keys($this-&gt;stack);</text:p>
      <text:p text:style-name="P57"><text:tab/>}</text:p>
      <text:p text:style-name="P57"/>
      <text:p text:style-name="P57"><text:tab/>/**</text:p>
      <text:p text:style-name="P57"><text:tab/> * values</text:p>
      <text:p text:style-name="P57"><text:tab/> *</text:p>
      <text:p text:style-name="P57"><text:tab/> * returns an array containing all of the values from the stack</text:p>
      <text:p text:style-name="P57"><text:tab/> * @returns array $values</text:p>
      <text:p text:style-name="P57"><text:tab/> */</text:p>
      <text:p text:style-name="P57"><text:tab/>public function values()</text:p>
      <text:p text:style-name="P57"><text:tab/>{</text:p>
      <text:p text:style-name="P57"><text:tab/><text:tab/>return array_values($this-&gt;stack);</text:p>
      <text:p text:style-name="P57"><text:tab/>}</text:p>
      <text:p text:style-name="P57"/>
      <text:p text:style-name="P57"><text:tab/>/**</text:p>
      <text:p text:style-name="P57"><text:tab/> * merge</text:p>
      <text:p text:style-name="P57"><text:tab/> *</text:p>
      <text:p text:style-name="P57"><text:tab/> * merge the specified array with the current stack</text:p>
      <text:p text:style-name="P57"><text:tab/> * @param array $stack = stack contents to merge</text:p>
      <text:p text:style-name="P57"><text:tab/> * @return array $stack</text:p>
      <text:p text:style-name="P57"><text:tab/> * @throws \Library\Stack\Exception</text:p>
      <text:p text:style-name="P57"><text:tab/> */</text:p>
      <text:p text:style-name="P57"><text:tab/>public function merge($stack)</text:p>
      <text:p text:style-name="P57"><text:soft-page-break/><text:tab/>{</text:p>
      <text:p text:style-name="P57"><text:tab/><text:tab/>if (! $stack)</text:p>
      <text:p text:style-name="P57"><text:tab/><text:tab/>{</text:p>
      <text:p text:style-name="P57"><text:tab/><text:tab/><text:tab/>$this-&gt;throwException('StackError');</text:p>
      <text:p text:style-name="P57"><text:tab/><text:tab/>}</text:p>
      <text:p text:style-name="P57"/>
      <text:p text:style-name="P57"><text:tab/><text:tab/>$this-&gt;isReadWrite();</text:p>
      <text:p text:style-name="P57"><text:tab/><text:tab/>$this-&gt;stack = array_merge($this-&gt;stack, $stack);</text:p>
      <text:p text:style-name="P57"><text:tab/><text:tab/>return $this-&gt;stack;</text:p>
      <text:p text:style-name="P57"><text:tab/>}</text:p>
      <text:p text:style-name="P57"/>
      <text:p text:style-name="P57"><text:tab/>/**</text:p>
      <text:p text:style-name="P57"><text:tab/> * end.</text:p>
      <text:p text:style-name="P57"><text:tab/> *</text:p>
      <text:p text:style-name="P57"><text:tab/> * Returns the last item in the stack</text:p>
      <text:p text:style-name="P57"><text:tab/> * @return mixed $value = value of the last element in the stack</text:p>
      <text:p text:style-name="P57"><text:tab/> */</text:p>
      <text:p text:style-name="P57"><text:tab/>public function end()</text:p>
      <text:p text:style-name="P57"><text:tab/>{</text:p>
      <text:p text:style-name="P57"><text:tab/><text:tab/>return end($this-&gt;stack);</text:p>
      <text:p text:style-name="P57"><text:tab/>}</text:p>
      <text:p text:style-name="P57"/>
      <text:p text:style-name="P57"><text:tab/>/**</text:p>
      <text:p text:style-name="P57"><text:tab/> * exists</text:p>
      <text:p text:style-name="P57"><text:tab/> *</text:p>
      <text:p text:style-name="P57"><text:tab/> * check for key exists in the stack</text:p>
      <text:p text:style-name="P57"><text:tab/> * @param string $key = key to check for</text:p>
      <text:p text:style-name="P57"><text:tab/> * @return boolean true = exists, false = does not</text:p>
      <text:p text:style-name="P57"><text:tab/> */</text:p>
      <text:p text:style-name="P57"><text:tab/>public function exists($key)</text:p>
      <text:p text:style-name="P57"><text:tab/>{</text:p>
      <text:p text:style-name="P57"><text:tab/><text:tab/>return $this-&gt;offsetExists($key);</text:p>
      <text:p text:style-name="P57"><text:tab/>}</text:p>
      <text:p text:style-name="P57"/>
      <text:p text:style-name="P57"><text:tab/>/**</text:p>
      <text:p text:style-name="P57"><text:tab/> * inStack</text:p>
      <text:p text:style-name="P57"><text:tab/> *</text:p>
      <text:p text:style-name="P57"><text:tab/> * check for VALUE exists in the stack</text:p>
      <text:p text:style-name="P57"><text:tab/> * @param string $value = value to check for</text:p>
      <text:p text:style-name="P57"><text:tab/> * @return integer|boolean $index = index of value, if found, false if not found</text:p>
      <text:p text:style-name="P57"><text:tab/> */</text:p>
      <text:p text:style-name="P57"><text:tab/>public function inStack($value)</text:p>
      <text:p text:style-name="P57"><text:tab/>{</text:p>
      <text:p text:style-name="P57"><text:tab/><text:tab/>return array_search($value, $this-&gt;stack);</text:p>
      <text:p text:style-name="P57"><text:tab/>}</text:p>
      <text:p text:style-name="P57"/>
      <text:p text:style-name="P57"><text:tab/>/**</text:p>
      <text:p text:style-name="P57"><text:tab/> * __toString</text:p>
      <text:p text:style-name="P57"><text:tab/> *</text:p>
      <text:p text:style-name="P57"><text:tab/> * Output the stack as a printable string</text:p>
      <text:p text:style-name="P57"><text:tab/> * @return string $buffer = printable string</text:p>
      <text:p text:style-name="P57"><text:tab/> */</text:p>
      <text:p text:style-name="P57"><text:tab/>public function __toString()</text:p>
      <text:p text:style-name="P57"><text:tab/>{</text:p>
      <text:p text:style-name="P57"><text:tab/><text:tab/>return \Library\PrintU\FormatArray::format($this-&gt;stack, 'Stack contents',</text:p>
      <text:p text:style-name="P57"><text:tab/><text:tab/><text:tab/><text:tab/><text:tab/><text:tab/><text:tab/><text:tab/><text:tab/><text:tab/> <text:s text:c="4"/>false, false);</text:p>
      <text:p text:style-name="P57"><text:tab/>}</text:p>
      <text:p text:style-name="P57"/>
      <text:p text:style-name="P57"><text:tab/>/**</text:p>
      <text:p text:style-name="P57"><text:tab/> * isReadWrite</text:p>
      <text:p text:style-name="P57"><text:tab/> *</text:p>
      <text:p text:style-name="P57"><text:tab/> * Check read-only status, throw exception if the stack is not writeable</text:p>
      <text:p text:style-name="P57"><text:tab/> * @throws Library\Stack\Exception</text:p>
      <text:p text:style-name="P57"><text:tab/> */</text:p>
      <text:p text:style-name="P57"><text:tab/>protected function isReadWrite()</text:p>
      <text:p text:style-name="P57"><text:tab/>{</text:p>
      <text:p text:style-name="P57"><text:soft-page-break/><text:tab/><text:tab/>if ($this-&gt;readOnly)</text:p>
      <text:p text:style-name="P57"><text:tab/><text:tab/>{</text:p>
      <text:p text:style-name="P57"><text:tab/><text:tab/><text:tab/>$this-&gt;throwException('ReadOnly');</text:p>
      <text:p text:style-name="P57"><text:tab/><text:tab/>}</text:p>
      <text:p text:style-name="P57"><text:tab/>}</text:p>
      <text:p text:style-name="P57"/>
      <text:p text:style-name="P57">}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fo:color="#0000ff" style:font-name="OpenSymbol" style:font-name-asian="OpenSymbol" style:font-name-complex="OpenSymbol"/>
    </style:style>
    <style:style style:name="Numbering_20_Symbols" style:display-name="Numbering Symbols" style:family="text">
      <style:text-properties fo:color="#0000ff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20:16:12</meta:creation-date>
    <dc:date>2012-05-27T11:54:33</dc:date>
    <dc:creator>Jay </dc:creator>
    <meta:editing-duration>PT45H53M08S</meta:editing-duration>
    <meta:editing-cycles>74</meta:editing-cycles>
    <meta:generator>OpenOffice.org/3.2$Linux OpenOffice.org_project/320m12$Build-9483</meta:generator>
    <meta:document-statistic meta:table-count="0" meta:image-count="0" meta:object-count="0" meta:page-count="17" meta:paragraph-count="726" meta:word-count="3047" meta:character-count="19788"/>
  </office:meta>
</office:document-meta>
</file>